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  <style:text-properties fo:language="en" fo:country="GB" officeooo:paragraph-rsid="000f0231"/>
    </style:style>
    <style:style style:name="P2" style:family="paragraph" style:parent-style-name="Heading_20_2">
      <style:paragraph-properties fo:line-height="115%"/>
      <style:text-properties fo:language="en" fo:country="GB" officeooo:paragraph-rsid="0011e04b"/>
    </style:style>
    <style:style style:name="P3" style:family="paragraph" style:parent-style-name="Heading_20_2">
      <style:paragraph-properties fo:line-height="115%"/>
      <style:text-properties fo:language="en" fo:country="GB" officeooo:paragraph-rsid="001268d8"/>
    </style:style>
    <style:style style:name="P4" style:family="paragraph" style:parent-style-name="Standard" style:list-style-name="L7">
      <style:paragraph-properties fo:line-height="115%"/>
      <style:text-properties officeooo:paragraph-rsid="0011e04b"/>
    </style:style>
    <style:style style:name="P5" style:family="paragraph" style:parent-style-name="Standard">
      <style:paragraph-properties fo:line-height="115%"/>
      <style:text-properties fo:language="en" fo:country="GB" officeooo:paragraph-rsid="000f0231"/>
    </style:style>
    <style:style style:name="P6" style:family="paragraph" style:parent-style-name="Standard" style:list-style-name="L2">
      <style:paragraph-properties fo:line-height="115%"/>
      <style:text-properties fo:language="en" fo:country="GB" officeooo:paragraph-rsid="000f0231"/>
    </style:style>
    <style:style style:name="P7" style:family="paragraph" style:parent-style-name="Standard">
      <style:paragraph-properties fo:line-height="115%"/>
      <style:text-properties fo:language="en" fo:country="GB" officeooo:paragraph-rsid="0011e04b"/>
    </style:style>
    <style:style style:name="P8" style:family="paragraph" style:parent-style-name="Standard">
      <style:paragraph-properties fo:line-height="115%"/>
      <style:text-properties fo:language="en" fo:country="GB" officeooo:paragraph-rsid="001268d8"/>
    </style:style>
    <style:style style:name="P9" style:family="paragraph" style:parent-style-name="Standard">
      <style:paragraph-properties fo:line-height="115%"/>
      <style:text-properties fo:language="en" fo:country="GB" fo:font-weight="bold" officeooo:paragraph-rsid="000f0231" style:font-weight-asian="bold"/>
    </style:style>
    <style:style style:name="P10" style:family="paragraph" style:parent-style-name="Standard">
      <style:paragraph-properties fo:line-height="115%"/>
      <style:text-properties fo:language="en" fo:country="GB" fo:font-weight="bold" officeooo:paragraph-rsid="0011e04b" style:font-weight-asian="bold"/>
    </style:style>
    <style:style style:name="P11" style:family="paragraph" style:parent-style-name="Standard">
      <style:paragraph-properties fo:line-height="115%"/>
      <style:text-properties fo:language="en" fo:country="GB" fo:font-weight="bold" officeooo:paragraph-rsid="001268d8" style:font-weight-asian="bold"/>
    </style:style>
    <style:style style:name="P12" style:family="paragraph" style:parent-style-name="Standard">
      <style:paragraph-properties fo:line-height="115%"/>
      <style:text-properties fo:language="en" fo:country="GB" fo:font-weight="bold" officeooo:rsid="00150eea" officeooo:paragraph-rsid="000f0231" style:font-weight-asian="bold" style:font-weight-complex="bold"/>
    </style:style>
    <style:style style:name="P13" style:family="paragraph" style:parent-style-name="Standard">
      <style:paragraph-properties fo:line-height="115%"/>
      <style:text-properties fo:language="en" fo:country="GB" fo:font-weight="bold" officeooo:rsid="00150eea" officeooo:paragraph-rsid="0011e04b" style:font-weight-asian="bold" style:font-weight-complex="bold"/>
    </style:style>
    <style:style style:name="P14" style:family="paragraph" style:parent-style-name="Standard">
      <style:paragraph-properties fo:line-height="115%"/>
      <style:text-properties fo:language="en" fo:country="GB" fo:font-weight="bold" officeooo:rsid="00150eea" officeooo:paragraph-rsid="001268d8" style:font-weight-asian="bold" style:font-weight-complex="bold"/>
    </style:style>
    <style:style style:name="P15" style:family="paragraph" style:parent-style-name="Standard">
      <style:paragraph-properties fo:line-height="115%"/>
      <style:text-properties fo:language="en" fo:country="GB" style:text-underline-style="solid" style:text-underline-width="auto" style:text-underline-color="font-color" officeooo:paragraph-rsid="000f0231"/>
    </style:style>
    <style:style style:name="P16" style:family="paragraph" style:parent-style-name="Standard">
      <style:paragraph-properties fo:line-height="115%"/>
      <style:text-properties fo:language="en" fo:country="GB" style:text-underline-style="solid" style:text-underline-width="auto" style:text-underline-color="font-color" officeooo:paragraph-rsid="0011e04b"/>
    </style:style>
    <style:style style:name="P17" style:family="paragraph" style:parent-style-name="Standard">
      <style:paragraph-properties fo:line-height="115%"/>
      <style:text-properties fo:language="en" fo:country="GB" style:text-underline-style="solid" style:text-underline-width="auto" style:text-underline-color="font-color" officeooo:paragraph-rsid="001268d8"/>
    </style:style>
    <style:style style:name="P18" style:family="paragraph" style:parent-style-name="Standard">
      <style:paragraph-properties fo:line-height="115%"/>
      <style:text-properties fo:language="en" fo:country="GB" officeooo:rsid="0014fe9b" officeooo:paragraph-rsid="000f0231"/>
    </style:style>
    <style:style style:name="P19" style:family="paragraph" style:parent-style-name="Standard" style:list-style-name="WW8Num2">
      <style:paragraph-properties fo:line-height="115%"/>
      <style:text-properties fo:language="en" fo:country="GB" officeooo:rsid="0014fe9b" officeooo:paragraph-rsid="000f0231"/>
    </style:style>
    <style:style style:name="P20" style:family="paragraph" style:parent-style-name="Standard">
      <style:paragraph-properties fo:line-height="115%"/>
      <style:text-properties fo:language="en" fo:country="GB" officeooo:rsid="0014fe9b" officeooo:paragraph-rsid="0011e04b"/>
    </style:style>
    <style:style style:name="P21" style:family="paragraph" style:parent-style-name="Standard">
      <style:paragraph-properties fo:line-height="115%"/>
      <style:text-properties fo:language="en" fo:country="GB" officeooo:rsid="0014fe9b" officeooo:paragraph-rsid="001268d8"/>
    </style:style>
    <style:style style:name="P22" style:family="paragraph" style:parent-style-name="Standard" style:list-style-name="L2">
      <style:paragraph-properties fo:line-height="115%"/>
      <style:text-properties fo:language="en" fo:country="GB" officeooo:rsid="000f0231" officeooo:paragraph-rsid="000f0231"/>
    </style:style>
    <style:style style:name="P23" style:family="paragraph" style:parent-style-name="Standard">
      <style:paragraph-properties fo:line-height="115%"/>
      <style:text-properties fo:language="en" fo:country="GB" officeooo:rsid="000f0231" officeooo:paragraph-rsid="000f0231"/>
    </style:style>
    <style:style style:name="P24" style:family="paragraph" style:parent-style-name="Standard" style:list-style-name="L3">
      <style:paragraph-properties fo:line-height="115%"/>
      <style:text-properties fo:language="en" fo:country="GB" officeooo:rsid="000f0231" officeooo:paragraph-rsid="000f0231"/>
    </style:style>
    <style:style style:name="P25" style:family="paragraph" style:parent-style-name="Standard" style:list-style-name="L3">
      <style:paragraph-properties fo:line-height="115%"/>
      <style:text-properties fo:language="en" fo:country="GB" officeooo:rsid="000f0231" officeooo:paragraph-rsid="001268d8"/>
    </style:style>
    <style:style style:name="P26" style:family="paragraph" style:parent-style-name="Standard" style:list-style-name="L11">
      <style:paragraph-properties fo:line-height="115%"/>
      <style:text-properties fo:language="en" fo:country="GB" officeooo:rsid="000f0231" officeooo:paragraph-rsid="001268d8"/>
    </style:style>
    <style:style style:name="P27" style:family="paragraph" style:parent-style-name="Standard">
      <style:paragraph-properties fo:line-height="115%"/>
      <style:text-properties fo:language="en" fo:country="GB" officeooo:rsid="001085d1" officeooo:paragraph-rsid="001085d1"/>
    </style:style>
    <style:style style:name="P28" style:family="paragraph" style:parent-style-name="Standard" style:list-style-name="L3">
      <style:paragraph-properties fo:line-height="115%"/>
      <style:text-properties fo:language="en" fo:country="GB" officeooo:rsid="001085d1" officeooo:paragraph-rsid="001085d1"/>
    </style:style>
    <style:style style:name="P29" style:family="paragraph" style:parent-style-name="Standard" style:list-style-name="L3">
      <style:paragraph-properties fo:line-height="115%"/>
      <style:text-properties fo:language="en" fo:country="GB" officeooo:rsid="001085d1" officeooo:paragraph-rsid="001268d8"/>
    </style:style>
    <style:style style:name="P30" style:family="paragraph" style:parent-style-name="Standard">
      <style:paragraph-properties fo:line-height="115%"/>
      <style:text-properties fo:language="en" fo:country="GB" officeooo:rsid="001085d1" officeooo:paragraph-rsid="001268d8"/>
    </style:style>
    <style:style style:name="P31" style:family="paragraph" style:parent-style-name="Standard" style:list-style-name="L11">
      <style:paragraph-properties fo:line-height="115%"/>
      <style:text-properties fo:language="en" fo:country="GB" officeooo:rsid="001085d1" officeooo:paragraph-rsid="001268d8"/>
    </style:style>
    <style:style style:name="P32" style:family="paragraph" style:parent-style-name="Standard">
      <style:paragraph-properties fo:line-height="115%"/>
      <style:text-properties fo:language="en" fo:country="GB" fo:font-style="normal" style:text-underline-style="none" officeooo:rsid="001085d1" officeooo:paragraph-rsid="001268d8" style:font-style-asian="normal" style:font-style-complex="normal"/>
    </style:style>
    <style:style style:name="P33" style:family="paragraph" style:parent-style-name="Standard" style:list-style-name="L4">
      <style:paragraph-properties fo:line-height="115%"/>
      <style:text-properties fo:language="en" fo:country="GB" officeooo:rsid="0011e04b" officeooo:paragraph-rsid="0011e04b"/>
    </style:style>
    <style:style style:name="P34" style:family="paragraph" style:parent-style-name="Standard" style:list-style-name="L4">
      <style:paragraph-properties fo:line-height="115%"/>
      <style:text-properties fo:language="en" fo:country="GB" officeooo:rsid="0011e04b" officeooo:paragraph-rsid="001268d8"/>
    </style:style>
    <style:style style:name="P35" style:family="paragraph" style:parent-style-name="Standard">
      <style:paragraph-properties fo:line-height="115%"/>
      <style:text-properties fo:language="en" fo:country="GB" officeooo:rsid="0011e04b" officeooo:paragraph-rsid="0011e04b"/>
    </style:style>
    <style:style style:name="P36" style:family="paragraph" style:parent-style-name="Standard" style:list-style-name="L6">
      <style:paragraph-properties fo:line-height="115%"/>
      <style:text-properties fo:language="en" fo:country="GB" officeooo:rsid="0011e04b" officeooo:paragraph-rsid="0011e04b"/>
    </style:style>
    <style:style style:name="P37" style:family="paragraph" style:parent-style-name="Standard" style:list-style-name="L9">
      <style:paragraph-properties fo:line-height="115%"/>
      <style:text-properties fo:language="en" fo:country="GB" officeooo:rsid="0011e04b" officeooo:paragraph-rsid="001268d8"/>
    </style:style>
    <style:style style:name="P38" style:family="paragraph" style:parent-style-name="Standard">
      <style:paragraph-properties fo:line-height="115%"/>
      <style:text-properties fo:language="en" fo:country="GB" officeooo:rsid="0011e04b" officeooo:paragraph-rsid="001268d8"/>
    </style:style>
    <style:style style:name="P39" style:family="paragraph" style:parent-style-name="Standard" style:list-style-name="L10">
      <style:paragraph-properties fo:line-height="115%"/>
      <style:text-properties fo:language="en" fo:country="GB" officeooo:rsid="0011e04b" officeooo:paragraph-rsid="001268d8"/>
    </style:style>
    <style:style style:name="P40" style:family="paragraph" style:parent-style-name="Standard" style:list-style-name="L11">
      <style:paragraph-properties fo:line-height="115%"/>
      <style:text-properties fo:language="en" fo:country="GB" officeooo:rsid="0011e04b" officeooo:paragraph-rsid="001268d8"/>
    </style:style>
    <style:style style:name="P41" style:family="paragraph" style:parent-style-name="Standard">
      <style:paragraph-properties fo:line-height="115%"/>
      <style:text-properties fo:language="en" fo:country="GB" fo:font-weight="normal" officeooo:rsid="0011e04b" officeooo:paragraph-rsid="0011e04b" style:font-weight-asian="normal" style:font-weight-complex="normal"/>
    </style:style>
    <style:style style:name="P42" style:family="paragraph" style:parent-style-name="Standard">
      <style:paragraph-properties fo:line-height="115%"/>
      <style:text-properties fo:language="en" fo:country="GB" officeooo:rsid="00150eea" officeooo:paragraph-rsid="0011e04b"/>
    </style:style>
    <style:style style:name="P43" style:family="paragraph" style:parent-style-name="Standard" style:list-style-name="L8">
      <style:paragraph-properties fo:line-height="115%"/>
      <style:text-properties officeooo:rsid="001268d8" officeooo:paragraph-rsid="001268d8"/>
    </style:style>
    <style:style style:name="P44" style:family="paragraph" style:parent-style-name="Standard">
      <style:paragraph-properties fo:line-height="115%" fo:break-before="page"/>
      <style:text-properties fo:language="en" fo:country="GB" officeooo:rsid="00150eea" officeooo:paragraph-rsid="000f0231"/>
    </style:style>
    <style:style style:name="P45" style:family="paragraph" style:parent-style-name="Standard">
      <style:paragraph-properties fo:line-height="115%" fo:break-before="page"/>
      <style:text-properties fo:language="en" fo:country="GB" officeooo:rsid="00150eea" officeooo:paragraph-rsid="0011e04b"/>
    </style:style>
    <style:style style:name="P46" style:family="paragraph" style:parent-style-name="Standard">
      <style:paragraph-properties fo:line-height="115%" fo:break-before="page"/>
      <style:text-properties fo:language="en" fo:country="GB" officeooo:rsid="00150eea" officeooo:paragraph-rsid="001268d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0231" style:font-weight-asian="bold"/>
    </style:style>
    <style:style style:name="T3" style:family="text">
      <style:text-properties fo:font-weight="bold" officeooo:rsid="0011e04b" style:font-weight-asian="bold"/>
    </style:style>
    <style:style style:name="T4" style:family="text">
      <style:text-properties fo:font-weight="bold" officeooo:rsid="001268d8" style:font-weight-asian="bold"/>
    </style:style>
    <style:style style:name="T5" style:family="text">
      <style:text-properties fo:font-weight="bold" officeooo:rsid="0012a490" style:font-weight-asian="bold"/>
    </style:style>
    <style:style style:name="T6" style:family="text">
      <style:text-properties officeooo:rsid="0014fe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fe9b" style:font-weight-asian="normal" style:font-weight-complex="normal"/>
    </style:style>
    <style:style style:name="T9" style:family="text">
      <style:text-properties fo:font-weight="normal" officeooo:rsid="000f0231" style:font-weight-asian="normal" style:font-weight-complex="normal"/>
    </style:style>
    <style:style style:name="T10" style:family="text">
      <style:text-properties fo:font-weight="normal" officeooo:rsid="0011e04b" style:font-weight-asian="normal" style:font-weight-complex="normal"/>
    </style:style>
    <style:style style:name="T11" style:family="text">
      <style:text-properties fo:font-weight="normal" officeooo:rsid="001268d8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11e04b"/>
    </style:style>
    <style:style style:name="T15" style:family="text">
      <style:text-properties officeooo:rsid="000f0231"/>
    </style:style>
    <style:style style:name="T16" style:family="text">
      <style:text-properties officeooo:rsid="001085d1"/>
    </style:style>
    <style:style style:name="T17" style:family="text">
      <style:text-properties officeooo:rsid="0011e04b"/>
    </style:style>
    <style:style style:name="T18" style:family="text">
      <style:text-properties officeooo:rsid="001268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">Use Case 1</text:span></text:p>
      <text:p text:style-name="P5"><text:span text:style-name="T1"/></text:p>
      <text:p text:style-name="P5"><text:span text:style-name="T1">Use Case:</text:span> <text:s/><text:span text:style-name="T6">Set Tax</text:span></text:p>
      <text:p text:style-name="P5"><text:span text:style-name="T1">Description: </text:span><text:span text:style-name="T6">The government sets the taxing rate. </text:span></text:p>
      <text:p text:style-name="P5"><text:span text:style-name="T1">Actor: </text:span><text:span text:style-name="T8">Government</text:span></text:p>
      <text:p text:style-name="P5"><text:span text:style-name="T1">Pre-Conditions: </text:span><text:span text:style-name="T10">The simulation is paused.</text:span></text:p>
      <text:p text:style-name="P5"><text:span text:style-name="T1"/></text:p>
      <text:p text:style-name="P5"><text:span text:style-name="T1">Post Conditions:</text:span></text:p>
      <text:p text:style-name="P15">Success end condition</text:p>
      <text:p text:style-name="P18">The tax has been changed.</text:p>
      <text:p text:style-name="P15"/>
      <text:p text:style-name="P5"><text:span text:style-name="T12">Failure end condition</text:span>:</text:p>
      <text:p text:style-name="P18">The government was unable to change the taxing rate to a valid option and the taxing rate is unchanged.</text:p>
      <text:p text:style-name="P18"/>
      <text:p text:style-name="P15">Minimal Guarantee</text:p>
      <text:p text:style-name="P18">The taxing rate is valid. </text:p>
      <text:h text:style-name="P1" text:outline-level="2">Main Success Scenario</text:h>
      <text:list xml:id="list1304888543922894673" text:style-name="WW8Num2">
        <text:list-item>
          <text:p text:style-name="P19">User opens the tax settings</text:p>
        </text:list-item>
        <text:list-item>
          <text:p text:style-name="P19">User changes the settings</text:p>
        </text:list-item>
        <text:list-item>
          <text:p text:style-name="P19">User saves the settings</text:p>
        </text:list-item>
      </text:list>
      <text:p text:style-name="P5"/>
      <text:p text:style-name="P12">Alternative Scenario:</text:p>
      <text:list xml:id="list7301158522184279517" text:style-name="L2">
        <text:list-item>
          <text:p text:style-name="P6"><text:span text:style-name="T9">User opens the tax settings</text:span></text:p>
        </text:list-item>
        <text:list-item>
          <text:p text:style-name="P22"><text:span text:style-name="T7">User changes the settings</text:span></text:p>
        </text:list-item>
        <text:list-item>
          <text:p text:style-name="P22"><text:span text:style-name="T7">User tries to save but is unable because the changes are not valid.</text:span></text:p>
        </text:list-item>
      </text:list>
      <text:p text:style-name="P23"><text:span text:style-name="T7"/></text:p>
      <text:p text:style-name="P23"><text:span text:style-name="T7"/></text:p>
      <text:p text:style-name="P44"><text:span text:style-name="T1">Use Case </text:span><text:span text:style-name="T2">2</text:span></text:p>
      <text:p text:style-name="P5"><text:span text:style-name="T1"/></text:p>
      <text:p text:style-name="P5"><text:span text:style-name="T1">Use Case:</text:span> <text:s/><text:span text:style-name="T15">Set quotes.</text:span></text:p>
      <text:p text:style-name="P5"><text:span text:style-name="T1">Description: </text:span><text:span text:style-name="T6">The user changes the quotes.</text:span></text:p>
      <text:p text:style-name="P5"><text:span text:style-name="T1">Actor: </text:span><text:span text:style-name="T8">Government</text:span></text:p>
      <text:p text:style-name="P5"><text:span text:style-name="T1">Pre-Conditions: </text:span><text:span text:style-name="T11">Simulation is paused.</text:span></text:p>
      <text:p text:style-name="P5"><text:span text:style-name="T1">Post Conditions:</text:span></text:p>
      <text:p text:style-name="P9"/>
      <text:p text:style-name="P15">Success end condition</text:p>
      <text:p text:style-name="P27">The <text:span text:style-name="T18">quotes</text:span> have been changed.</text:p>
      <text:p text:style-name="P15"/>
      <text:p text:style-name="P5"><text:span text:style-name="T12">Failure end condition</text:span>:</text:p>
      <text:p text:style-name="P30">The user fails to set valid <text:span text:style-name="T18">quotes</text:span> and the <text:span text:style-name="T18">quotes</text:span> are unchanged.</text:p>
      <text:p text:style-name="P18"/>
      <text:p text:style-name="P5"><text:span text:style-name="T12">Minimal Guarantee</text:span></text:p>
      <text:p text:style-name="P32">The <text:span text:style-name="T18">quotes</text:span> are <text:span text:style-name="T17">valid.</text:span></text:p>
      <text:h text:style-name="P1" text:outline-level="2">Main Success Scenario</text:h>
      <text:list xml:id="list6380070354010567260" text:style-name="L3">
        <text:list-item>
          <text:p text:style-name="P24">User <text:span text:style-name="T16">goes into restriction settings</text:span></text:p>
        </text:list-item>
        <text:list-item>
          <text:p text:style-name="P29">User changes the <text:span text:style-name="T18">quotes</text:span>.</text:p>
        </text:list-item>
        <text:list-item>
          <text:p text:style-name="P28">User saves changes.</text:p>
        </text:list-item>
      </text:list>
      <text:p text:style-name="P5"/>
      <text:p text:style-name="P12">Alternative Scenario:</text:p>
      <text:list xml:id="list611112512890079856" text:style-name="L4">
        <text:list-item>
          <text:p text:style-name="P33"><text:span text:style-name="T7">User goes into restriction settings.</text:span></text:p>
        </text:list-item>
        <text:list-item>
          <text:p text:style-name="P34"><text:span text:style-name="T7">User changes the </text:span><text:span text:style-name="T11">quotes</text:span><text:span text:style-name="T7">.</text:span></text:p>
        </text:list-item>
        <text:list-item>
          <text:p text:style-name="P33"><text:span text:style-name="T7">User tries to save but is unable because the changes are invalid.</text:span></text:p>
        </text:list-item>
      </text:list>
      <text:p text:style-name="P35"><text:span text:style-name="T7"/></text:p>
      <text:p text:style-name="P35"/>
      <text:p text:style-name="P23"><text:span text:style-name="T7"/></text:p>
      <text:p text:style-name="P46"><text:span text:style-name="T1">Use Case </text:span><text:span text:style-name="T4">3</text:span></text:p>
      <text:p text:style-name="P8"><text:span text:style-name="T1"/></text:p>
      <text:p text:style-name="P8"><text:span text:style-name="T1">Use Case:</text:span> <text:s/><text:span text:style-name="T15">Set effort limits.</text:span></text:p>
      <text:p text:style-name="P8"><text:span text:style-name="T1">Description: </text:span><text:span text:style-name="T6">The user changes the effort limits.</text:span></text:p>
      <text:p text:style-name="P8"><text:span text:style-name="T1">Actor: </text:span><text:span text:style-name="T8">Government</text:span></text:p>
      <text:p text:style-name="P8"><text:span text:style-name="T1">Pre-Conditions: </text:span><text:span text:style-name="T11">Simulation is paused.</text:span></text:p>
      <text:p text:style-name="P8"><text:span text:style-name="T1">Post Conditions:</text:span></text:p>
      <text:p text:style-name="P11"/>
      <text:p text:style-name="P17">Success end condition</text:p>
      <text:p text:style-name="P30">The <text:span text:style-name="T6">effort limits</text:span> have been changed.</text:p>
      <text:p text:style-name="P17"/>
      <text:p text:style-name="P8"><text:span text:style-name="T12">Failure end condition</text:span>:</text:p>
      <text:p text:style-name="P30">The user fails to set valid <text:span text:style-name="T6">effort limits</text:span> and the <text:span text:style-name="T6">effort limits</text:span> are unchanged.</text:p>
      <text:p text:style-name="P21"/>
      <text:p text:style-name="P8"><text:span text:style-name="T12">Minimal Guarantee</text:span></text:p>
      <text:p text:style-name="P32">The <text:span text:style-name="T6">effort limits</text:span> are <text:span text:style-name="T17">valid.</text:span></text:p>
      <text:h text:style-name="P3" text:outline-level="2">Main Success Scenario</text:h>
      <text:list xml:id="list140214080902656" text:continue-list="list6380070354010567260" text:style-name="L3">
        <text:list-item>
          <text:p text:style-name="P25">User <text:span text:style-name="T16">goes into restriction settings</text:span></text:p>
        </text:list-item>
        <text:list-item>
          <text:p text:style-name="P29">User changes the <text:span text:style-name="T6">effort limits</text:span>.</text:p>
        </text:list-item>
        <text:list-item>
          <text:p text:style-name="P29">User saves changes.</text:p>
        </text:list-item>
      </text:list>
      <text:p text:style-name="P8"/>
      <text:p text:style-name="P14">Alternative Scenario:</text:p>
      <text:list xml:id="list3161043644293220798" text:style-name="L9">
        <text:list-item>
          <text:p text:style-name="P37"><text:span text:style-name="T7">User goes into restriction settings.</text:span></text:p>
        </text:list-item>
        <text:list-item>
          <text:p text:style-name="P37"><text:span text:style-name="T7">User changes the </text:span><text:span text:style-name="T8">effort limits</text:span><text:span text:style-name="T7">.</text:span></text:p>
        </text:list-item>
        <text:list-item>
          <text:p text:style-name="P37"><text:span text:style-name="T7">User tries to save but is unable because the changes are invalid.</text:span></text:p>
        </text:list-item>
      </text:list>
      <text:p text:style-name="P38"><text:span text:style-name="T7"/></text:p>
      <text:p text:style-name="P46"><text:span text:style-name="T1">Use Case </text:span><text:span text:style-name="T4">4</text:span></text:p>
      <text:p text:style-name="P8"><text:span text:style-name="T1"/></text:p>
      <text:p text:style-name="P8"><text:span text:style-name="T1">Use Case:</text:span> <text:s/><text:span text:style-name="T15">Set landing distributions.</text:span></text:p>
      <text:p text:style-name="P8"><text:span text:style-name="T1">Description: </text:span><text:span text:style-name="T6">The user changes the landing distributions.</text:span></text:p>
      <text:p text:style-name="P8"><text:span text:style-name="T1">Actor: </text:span><text:span text:style-name="T8">Government</text:span></text:p>
      <text:p text:style-name="P8"><text:span text:style-name="T1">Pre-Conditions: </text:span><text:span text:style-name="T11">Simulation is paused.</text:span></text:p>
      <text:p text:style-name="P8"><text:span text:style-name="T1">Post Conditions:</text:span></text:p>
      <text:p text:style-name="P11"/>
      <text:p text:style-name="P17">Success end condition</text:p>
      <text:p text:style-name="P30">The <text:span text:style-name="T15">landing distributions</text:span> have been changed.</text:p>
      <text:p text:style-name="P17"/>
      <text:p text:style-name="P8"><text:span text:style-name="T12">Failure end condition</text:span>:</text:p>
      <text:p text:style-name="P30">The user fails to set valid <text:span text:style-name="T15">landing distributions</text:span> and the <text:span text:style-name="T15">landing distributions</text:span> are unchanged.</text:p>
      <text:p text:style-name="P21"/>
      <text:p text:style-name="P8"><text:span text:style-name="T12">Minimal Guarantee</text:span></text:p>
      <text:p text:style-name="P32">The <text:span text:style-name="T15">landing distributions</text:span> are <text:span text:style-name="T17">valid.</text:span></text:p>
      <text:h text:style-name="P3" text:outline-level="2">Main Success Scenario</text:h>
      <text:list xml:id="list140212736233945" text:continue-list="list140214080902656" text:style-name="L3">
        <text:list-item>
          <text:p text:style-name="P25">User <text:span text:style-name="T16">goes into restriction settings</text:span></text:p>
        </text:list-item>
        <text:list-item>
          <text:p text:style-name="P29">User changes the <text:span text:style-name="T15">landing distributions</text:span>.</text:p>
        </text:list-item>
        <text:list-item>
          <text:p text:style-name="P29">User saves changes.</text:p>
        </text:list-item>
      </text:list>
      <text:p text:style-name="P8"/>
      <text:p text:style-name="P14">Alternative Scenario:</text:p>
      <text:list xml:id="list8165002819441298469" text:style-name="L10">
        <text:list-item>
          <text:p text:style-name="P39"><text:span text:style-name="T7">User goes into restriction settings.</text:span></text:p>
        </text:list-item>
        <text:list-item>
          <text:p text:style-name="P39"><text:span text:style-name="T7">User changes the </text:span><text:span text:style-name="T9">landing distributions</text:span><text:span text:style-name="T7">.</text:span></text:p>
        </text:list-item>
        <text:list-item>
          <text:p text:style-name="P39"><text:span text:style-name="T7">User tries to save but is unable because the changes are invalid.</text:span></text:p>
        </text:list-item>
      </text:list>
      <text:p text:style-name="P46"><text:span text:style-name="T1">Use Case </text:span><text:span text:style-name="T4">5</text:span></text:p>
      <text:p text:style-name="P8"><text:span text:style-name="T1"/></text:p>
      <text:p text:style-name="P8"><text:span text:style-name="T1">Use Case:</text:span> <text:s/><text:span text:style-name="T15">Set restricted areas.</text:span></text:p>
      <text:p text:style-name="P8"><text:span text:style-name="T1">Description: </text:span><text:span text:style-name="T6">The user changes the restricted areas.</text:span></text:p>
      <text:p text:style-name="P8"><text:span text:style-name="T1">Actor: </text:span><text:span text:style-name="T8">Government</text:span></text:p>
      <text:p text:style-name="P8"><text:span text:style-name="T1">Pre-Conditions: </text:span><text:span text:style-name="T11">Simulation is paused.</text:span></text:p>
      <text:p text:style-name="P8"><text:span text:style-name="T1">Post Conditions:</text:span></text:p>
      <text:p text:style-name="P11"/>
      <text:p text:style-name="P17">Success end condition</text:p>
      <text:p text:style-name="P30">The <text:span text:style-name="T15">restricted areas</text:span> have been changed.</text:p>
      <text:p text:style-name="P17"/>
      <text:p text:style-name="P8"><text:span text:style-name="T12">Failure end condition</text:span>:</text:p>
      <text:p text:style-name="P30">The user fails to set valid <text:span text:style-name="T15">restricted areas</text:span> and the <text:span text:style-name="T15">restricted areas</text:span> are unchanged.</text:p>
      <text:p text:style-name="P21"/>
      <text:p text:style-name="P8"><text:span text:style-name="T12">Minimal Guarantee</text:span></text:p>
      <text:p text:style-name="P32">The <text:span text:style-name="T15">restricted areas</text:span> are <text:span text:style-name="T17">valid.</text:span></text:p>
      <text:h text:style-name="P3" text:outline-level="2">Main Success Scenario</text:h>
      <text:list xml:id="list140213692922569" text:continue-list="list140212736233945" text:style-name="L3">
        <text:list-item>
          <text:p text:style-name="P25">User <text:span text:style-name="T18">enables the restricted area tool.</text:span></text:p>
        </text:list-item>
        <text:list-item>
          <text:p text:style-name="P29">User <text:span text:style-name="T18">specifies the restricted areas.</text:span></text:p>
        </text:list-item>
        <text:list-item>
          <text:p text:style-name="P29">User saves changes.</text:p>
        </text:list-item>
      </text:list>
      <text:p text:style-name="P8"/>
      <text:p text:style-name="P14">Alternative Scenario:</text:p>
      <text:list xml:id="list2352459919695478981" text:style-name="L11">
        <text:list-item>
          <text:p text:style-name="P26"><text:span text:style-name="T7">User </text:span><text:span text:style-name="T11">enables the restricted area tool.</text:span></text:p>
        </text:list-item>
        <text:list-item>
          <text:p text:style-name="P31"><text:span text:style-name="T7">User </text:span><text:span text:style-name="T11">specifies the restricted areas.</text:span></text:p>
        </text:list-item>
        <text:list-item>
          <text:p text:style-name="P40"><text:span text:style-name="T7">User tries to save but is unable because the changes are invalid.</text:span></text:p>
        </text:list-item>
      </text:list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oft-page-break/><text:span text:style-name="T1">Use Case </text:span><text:span text:style-name="T5">6</text:span></text:p>
      <text:p text:style-name="P7"><text:span text:style-name="T1"/></text:p>
      <text:p text:style-name="P7"><text:span text:style-name="T1">Use Case:</text:span> <text:s/><text:span text:style-name="T17">Start simulation.</text:span></text:p>
      <text:p text:style-name="P7"><text:span text:style-name="T1">Description: </text:span><text:span text:style-name="T6">The user starts the simulation.</text:span></text:p>
      <text:p text:style-name="P7"><text:span text:style-name="T1">Actor: </text:span><text:span text:style-name="T8">Government</text:span></text:p>
      <text:p text:style-name="P7"><text:span text:style-name="T1">Pre-Conditions:</text:span></text:p>
      <text:p text:style-name="P7"><text:span text:style-name="T1">Post Conditions:</text:span></text:p>
      <text:p text:style-name="P10"/>
      <text:p text:style-name="P16">Success end condition</text:p>
      <text:p text:style-name="P35">The simulation is running and the score can be viewed live. The restriction and tax settings are unavailable. </text:p>
      <text:p text:style-name="P16"/>
      <text:p text:style-name="P7"><text:span text:style-name="T12">Failure end condition</text:span>:</text:p>
      <text:p text:style-name="P20"/>
      <text:p text:style-name="P7"><text:span text:style-name="T12">Minimal Guarantee</text:span></text:p>
      <text:h text:style-name="P2" text:outline-level="2">Main Success Scenario</text:h>
      <text:list xml:id="list4775291548422592481" text:style-name="L6">
        <text:list-item>
          <text:p text:style-name="P36">User starts the simulation.</text:p>
        </text:list-item>
        <text:list-item>
          <text:p text:style-name="P36">The simulation is running and the user can see his/her score live.</text:p>
        </text:list-item>
      </text:list>
      <text:p text:style-name="P7"/>
      <text:p text:style-name="P13">Alternative Scenario:</text:p>
      <text:p text:style-name="P41"><text:span text:style-name="T7"/></text:p>
      <text:p text:style-name="P45"><text:span text:style-name="T1">Use Case </text:span><text:span text:style-name="T5">7</text:span></text:p>
      <text:p text:style-name="P7"><text:span text:style-name="T1"/></text:p>
      <text:p text:style-name="P7"><text:span text:style-name="T1">Use Case:</text:span> <text:s/><text:span text:style-name="T17">Pause simulation.</text:span></text:p>
      <text:p text:style-name="P7"><text:span text:style-name="T1">Description: </text:span><text:span text:style-name="T6">The user pauses the simulation.</text:span></text:p>
      <text:p text:style-name="P7"><text:span text:style-name="T1">Actor: </text:span><text:span text:style-name="T8">Government</text:span></text:p>
      <text:p text:style-name="P7"><text:span text:style-name="T1">Pre-Conditions: </text:span><text:span text:style-name="T10">The simulation is running.</text:span></text:p>
      <text:p text:style-name="P7"><text:span text:style-name="T1">Post Conditions:</text:span></text:p>
      <text:p text:style-name="P10"/>
      <text:p text:style-name="P16">Success end condition</text:p>
      <text:p text:style-name="P35">The simulation is paused and the tax and restriction settings are available.</text:p>
      <text:p text:style-name="P16"/>
      <text:p text:style-name="P7"><text:span text:style-name="T12">Failure end condition</text:span>:</text:p>
      <text:p text:style-name="P20"/>
      <text:p text:style-name="P7"><text:span text:style-name="T12">Minimal Guarantee</text:span></text:p>
      <text:h text:style-name="P2" text:outline-level="2">Main Success Scenario</text:h>
      <text:list xml:id="list3296658728942072169" text:style-name="L7">
        <text:list-item>
          <text:p text:style-name="P4"><text:span text:style-name="T14">User pauses the simulation.</text:span></text:p>
        </text:list-item>
        <text:list-item>
          <text:p text:style-name="P4"><text:span text:style-name="T14">The simulation pauses and the tax and restriction settings are available.</text:span></text:p>
        </text:list-item>
      </text:list>
      <text:p text:style-name="P7"/>
      <text:p text:style-name="P13">Alternative Scenario:</text:p>
      <text:p text:style-name="P13"/>
      <text:p text:style-name="P13"/>
      <text:p text:style-name="P45"><text:span text:style-name="T1">Use Case </text:span><text:span text:style-name="T5">8</text:span></text:p>
      <text:p text:style-name="P7"><text:span text:style-name="T1"/></text:p>
      <text:p text:style-name="P7"><text:span text:style-name="T1">Use Case:</text:span> <text:s/><text:span text:style-name="T17">Use MCA.</text:span></text:p>
      <text:p text:style-name="P7"><text:span text:style-name="T1">Description: </text:span><text:span text:style-name="T6">The user uses the decision support tool.</text:span></text:p>
      <text:p text:style-name="P7"><text:span text:style-name="T1">Actor: </text:span><text:span text:style-name="T8">Government</text:span></text:p>
      <text:p text:style-name="P7"><text:span text:style-name="T1">Pre-Conditions: </text:span><text:span text:style-name="T10">The simulation is paused.</text:span></text:p>
      <text:p text:style-name="P7"><text:span text:style-name="T1">Post Conditions:</text:span></text:p>
      <text:p text:style-name="P10"/>
      <text:p text:style-name="P16">Success end condition</text:p>
      <text:p text:style-name="P35"/>
      <text:p text:style-name="P16"/>
      <text:p text:style-name="P7"><text:span text:style-name="T12">Failure end condition</text:span>:</text:p>
      <text:p text:style-name="P20"/>
      <text:p text:style-name="P7"><text:span text:style-name="T12">Minimal Guarantee</text:span></text:p>
      <text:h text:style-name="P2" text:outline-level="2">Main Success Scenario</text:h>
      <text:list xml:id="list6069510082248087810" text:style-name="L8">
        <text:list-item>
          <text:p text:style-name="P43"><text:span text:style-name="T14">T</text:span><text:span text:style-name="T13">he user opens the decision support tool. </text:span></text:p>
        </text:list-item>
      </text:list>
      <text:p text:style-name="P7"/>
      <text:p text:style-name="P13">Alternative Scenari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1:40:31.220000000</meta:creation-date>
    <dc:date>2016-07-01T14:02:07.981000000</dc:date>
    <meta:editing-duration>PT8M46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8" meta:paragraph-count="140" meta:word-count="684" meta:character-count="4358" meta:non-whitespace-character-count="3837"/>
  </office:meta>
</office:document-meta>
</file>